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13.02mm" svg:y="6.9mm">
            <draw:object draw:notify-on-update-of-ranges="Sheet1.A5:Sheet1.A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3.03mm" svg:y="106.63mm">
            <draw:object draw:notify-on-update-of-ranges="Sheet1.A25:Sheet1.A36 Sheet1.D24:Sheet1.D24 Sheet1.D25:Sheet1.D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13.03mm" svg:y="219.29mm">
            <draw:object draw:notify-on-update-of-ranges="Sheet1.A51:Sheet1.A61 Sheet1.D50:Sheet1.D50 Sheet1.D51:Sheet1.D6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12.74mm" svg:y="420.44mm">
            <draw:object draw:notify-on-update-of-ranges="Sheet1.A94:Sheet1.A105 Sheet1.D93:Sheet1.D93 Sheet1.D94:Sheet1.D10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12.74mm" svg:y="321.38mm">
            <draw:object draw:notify-on-update-of-ranges="Sheet1.A74:Sheet1.A81 Sheet1.D73:Sheet1.D73 Sheet1.D74:Sheet1.D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25.99mm" svg:y="608.2mm">
            <draw:object draw:notify-on-update-of-ranges="Sheet1.A140:Sheet1.A146 Sheet1.D139:Sheet1.D139 Sheet1.D140:Sheet1.D14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79.75mm" svg:y="720.81mm">
            <draw:object draw:notify-on-update-of-ranges="Sheet1.A155:Sheet1.A175 Sheet1.B154:Sheet1.B154 Sheet1.B155:Sheet1.B175 Sheet1.A155:Sheet1.A175 Sheet1.C154:Sheet1.C154 Sheet1.C155:Sheet1.C17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428.74mm" svg:y="6.8mm">
            <draw:object draw:notify-on-update-of-ranges="Sheet1.O5:Sheet1.O11 Sheet1.R4:Sheet1.R4 Sheet1.R5:Sheet1.R11 Sheet1.R13:Sheet1.R13 Sheet1.R14:Sheet1.R20 Sheet1.O14:Sheet1.O2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Run for custom features</text:p>
          </table:table-cell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6"/>
        </table:table-row>
        <table:table-row table:style-name="ro3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10"/>
          <table:table-cell office:value-type="string" calcext:value-type="string">
            <text:p>neurons=25, epochs=10, lr=0.0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  <table:table-cell table:number-columns-repeated="10"/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 (n25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6608" calcext:value-type="float">
            <text:p>0,6608</text:p>
          </table:table-cell>
          <table:table-cell office:value-type="float" office:value="0.645" calcext:value-type="float">
            <text:p>0,645</text:p>
          </table:table-cell>
          <table:table-cell table:formula="of:=AVERAGE([.B5:.C5])" office:value-type="float" office:value="0.6529" calcext:value-type="float">
            <text:p>0,652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0.1092" calcext:value-type="float">
            <text:p>0,1092</text:p>
          </table:table-cell>
          <table:table-cell office:value-type="float" office:value="0.1072" calcext:value-type="float">
            <text:p>0,1072</text:p>
          </table:table-cell>
          <table:table-cell table:formula="of:=AVERAGE([.P5:.Q5])" office:value-type="float" office:value="0.1082" calcext:value-type="float">
            <text:p>0,108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6775" calcext:value-type="float">
            <text:p>0,6775</text:p>
          </table:table-cell>
          <table:table-cell office:value-type="float" office:value="0.6819" calcext:value-type="float">
            <text:p>0,6819</text:p>
          </table:table-cell>
          <table:table-cell table:formula="of:=AVERAGE([.B6:.C6])" office:value-type="float" office:value="0.6797" calcext:value-type="float">
            <text:p>0,6797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0.0949" calcext:value-type="float">
            <text:p>0,0949</text:p>
          </table:table-cell>
          <table:table-cell office:value-type="float" office:value="0.0688" calcext:value-type="float">
            <text:p>0,0688</text:p>
          </table:table-cell>
          <table:table-cell table:formula="of:=AVERAGE([.P6:.Q6])" office:value-type="float" office:value="0.08185" calcext:value-type="float">
            <text:p>0,0818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7076" calcext:value-type="float">
            <text:p>0,7076</text:p>
          </table:table-cell>
          <table:table-cell office:value-type="float" office:value="0.7005" calcext:value-type="float">
            <text:p>0,7005</text:p>
          </table:table-cell>
          <table:table-cell table:formula="of:=AVERAGE([.B7:.C7])" office:value-type="float" office:value="0.70405" calcext:value-type="float">
            <text:p>0,70405</text:p>
          </table:table-cell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float" office:value="0.1185" calcext:value-type="float">
            <text:p>0,1185</text:p>
          </table:table-cell>
          <table:table-cell office:value-type="float" office:value="0.1071" calcext:value-type="float">
            <text:p>0,1071</text:p>
          </table:table-cell>
          <table:table-cell table:formula="of:=AVERAGE([.P7:.Q7])" office:value-type="float" office:value="0.1128" calcext:value-type="float">
            <text:p>0,1128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0.7097" calcext:value-type="float">
            <text:p>0,7097</text:p>
          </table:table-cell>
          <table:table-cell office:value-type="float" office:value="0.7147" calcext:value-type="float">
            <text:p>0,7147</text:p>
          </table:table-cell>
          <table:table-cell table:formula="of:=AVERAGE([.B8:.C8])" office:value-type="float" office:value="0.7122" calcext:value-type="float">
            <text:p>0,7122</text:p>
          </table:table-cell>
          <table:table-cell table:number-columns-repeated="10"/>
          <table:table-cell office:value-type="float" office:value="2000" calcext:value-type="float">
            <text:p>2000</text:p>
          </table:table-cell>
          <table:table-cell office:value-type="float" office:value="0.1647" calcext:value-type="float">
            <text:p>0,1647</text:p>
          </table:table-cell>
          <table:table-cell office:value-type="float" office:value="0.1407" calcext:value-type="float">
            <text:p>0,1407</text:p>
          </table:table-cell>
          <table:table-cell table:formula="of:=AVERAGE([.P8:.Q8])" office:value-type="float" office:value="0.1527" calcext:value-type="float">
            <text:p>0,152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715" calcext:value-type="float">
            <text:p>0,715</text:p>
          </table:table-cell>
          <table:table-cell office:value-type="float" office:value="0.7107" calcext:value-type="float">
            <text:p>0,7107</text:p>
          </table:table-cell>
          <table:table-cell table:formula="of:=AVERAGE([.B9:.C9])" office:value-type="float" office:value="0.71285" calcext:value-type="float">
            <text:p>0,71285</text:p>
          </table:table-cell>
          <table:table-cell table:number-columns-repeated="10"/>
          <table:table-cell office:value-type="float" office:value="5000" calcext:value-type="float">
            <text:p>5000</text:p>
          </table:table-cell>
          <table:table-cell office:value-type="float" office:value="0.3102" calcext:value-type="float">
            <text:p>0,3102</text:p>
          </table:table-cell>
          <table:table-cell office:value-type="float" office:value="0.335" calcext:value-type="float">
            <text:p>0,335</text:p>
          </table:table-cell>
          <table:table-cell table:formula="of:=AVERAGE([.P9:.Q9])" office:value-type="float" office:value="0.3226" calcext:value-type="float">
            <text:p>0,3226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0.7258" calcext:value-type="float">
            <text:p>0,7258</text:p>
          </table:table-cell>
          <table:table-cell office:value-type="float" office:value="0.7256" calcext:value-type="float">
            <text:p>0,7256</text:p>
          </table:table-cell>
          <table:table-cell table:formula="of:=AVERAGE([.B10:.C10])" office:value-type="float" office:value="0.7257" calcext:value-type="float">
            <text:p>0,7257</text:p>
          </table:table-cell>
          <table:table-cell table:number-columns-repeated="10"/>
          <table:table-cell office:value-type="float" office:value="10000" calcext:value-type="float">
            <text:p>10000</text:p>
          </table:table-cell>
          <table:table-cell office:value-type="float" office:value="0.4514" calcext:value-type="float">
            <text:p>0,4514</text:p>
          </table:table-cell>
          <table:table-cell office:value-type="float" office:value="0.4119" calcext:value-type="float">
            <text:p>0,4119</text:p>
          </table:table-cell>
          <table:table-cell table:formula="of:=AVERAGE([.P10:.Q10])" office:value-type="float" office:value="0.43165" calcext:value-type="float">
            <text:p>0,43165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0.734" calcext:value-type="float">
            <text:p>0,734</text:p>
          </table:table-cell>
          <table:table-cell office:value-type="float" office:value="0.7395" calcext:value-type="float">
            <text:p>0,7395</text:p>
          </table:table-cell>
          <table:table-cell table:formula="of:=AVERAGE([.B11:.C11])" office:value-type="float" office:value="0.73675" calcext:value-type="float">
            <text:p>0,73675</text:p>
          </table:table-cell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72" calcext:value-type="float">
            <text:p>0,672</text:p>
          </table:table-cell>
          <table:table-cell table:formula="of:=AVERAGE([.P11:.Q11])" office:value-type="float" office:value="0.6826" calcext:value-type="float">
            <text:p>0,6826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0.7573" calcext:value-type="float">
            <text:p>0,7573</text:p>
          </table:table-cell>
          <table:table-cell/>
          <table:table-cell table:formula="of:=AVERAGE([.B12:.C12])" office:value-type="float" office:value="0.7573" calcext:value-type="float">
            <text:p>0,7573</text:p>
          </table:table-cell>
          <table:table-cell table:number-columns-repeated="10"/>
          <table:table-cell office:value-type="string" calcext:value-type="string">
            <text:p>neurons=500, epochs=10, lr=0.001</text:p>
          </table:table-cell>
          <table:table-cell table:number-columns-repeated="3"/>
        </table:table-row>
        <table:table-row table:style-name="ro3">
          <table:table-cell table:number-columns-repeated="14"/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 (n500)</text:p>
          </table:table-cell>
        </table:table-row>
        <table:table-row table:style-name="ro3">
          <table:table-cell table:number-columns-repeated="14"/>
          <table:table-cell office:value-type="float" office:value="20" calcext:value-type="float">
            <text:p>20</text:p>
          </table:table-cell>
          <table:table-cell office:value-type="float" office:value="0.1246" calcext:value-type="float">
            <text:p>0,1246</text:p>
          </table:table-cell>
          <table:table-cell office:value-type="float" office:value="0.111" calcext:value-type="float">
            <text:p>0,111</text:p>
          </table:table-cell>
          <table:table-cell table:formula="of:=AVERAGE([.P14:.Q14])" office:value-type="float" office:value="0.1178" calcext:value-type="float">
            <text:p>0,1178</text:p>
          </table:table-cell>
        </table:table-row>
        <table:table-row table:style-name="ro3">
          <table:table-cell table:number-columns-repeated="14"/>
          <table:table-cell office:value-type="float" office:value="100" calcext:value-type="float">
            <text:p>100</text:p>
          </table:table-cell>
          <table:table-cell office:value-type="float" office:value="0.1377" calcext:value-type="float">
            <text:p>0,1377</text:p>
          </table:table-cell>
          <table:table-cell office:value-type="float" office:value="0.147" calcext:value-type="float">
            <text:p>0,147</text:p>
          </table:table-cell>
          <table:table-cell table:formula="of:=AVERAGE([.P15:.Q15])" office:value-type="float" office:value="0.14235" calcext:value-type="float">
            <text:p>0,14235</text:p>
          </table:table-cell>
        </table:table-row>
        <table:table-row table:style-name="ro3">
          <table:table-cell table:number-columns-repeated="14"/>
          <table:table-cell office:value-type="float" office:value="1000" calcext:value-type="float">
            <text:p>1000</text:p>
          </table:table-cell>
          <table:table-cell office:value-type="float" office:value="0.5586" calcext:value-type="float">
            <text:p>0,5586</text:p>
          </table:table-cell>
          <table:table-cell office:value-type="float" office:value="0.5518" calcext:value-type="float">
            <text:p>0,5518</text:p>
          </table:table-cell>
          <table:table-cell table:formula="of:=AVERAGE([.P16:.Q16])" office:value-type="float" office:value="0.5552" calcext:value-type="float">
            <text:p>0,5552</text:p>
          </table:table-cell>
        </table:table-row>
        <table:table-row table:style-name="ro3">
          <table:table-cell table:number-columns-repeated="14"/>
          <table:table-cell office:value-type="float" office:value="2000" calcext:value-type="float">
            <text:p>2000</text:p>
          </table:table-cell>
          <table:table-cell office:value-type="float" office:value="0.585" calcext:value-type="float">
            <text:p>0,585</text:p>
          </table:table-cell>
          <table:table-cell office:value-type="float" office:value="0.5883" calcext:value-type="float">
            <text:p>0,5883</text:p>
          </table:table-cell>
          <table:table-cell table:formula="of:=AVERAGE([.P17:.Q17])" office:value-type="float" office:value="0.58665" calcext:value-type="float">
            <text:p>0,58665</text:p>
          </table:table-cell>
        </table:table-row>
        <table:table-row table:style-name="ro3">
          <table:table-cell table:number-columns-repeated="14"/>
          <table:table-cell office:value-type="float" office:value="5000" calcext:value-type="float">
            <text:p>5000</text:p>
          </table:table-cell>
          <table:table-cell office:value-type="float" office:value="0.6425" calcext:value-type="float">
            <text:p>0,6425</text:p>
          </table:table-cell>
          <table:table-cell office:value-type="float" office:value="0.6415" calcext:value-type="float">
            <text:p>0,6415</text:p>
          </table:table-cell>
          <table:table-cell table:formula="of:=AVERAGE([.P18:.Q18])" office:value-type="float" office:value="0.642" calcext:value-type="float">
            <text:p>0,642</text:p>
          </table:table-cell>
        </table:table-row>
        <table:table-row table:style-name="ro3">
          <table:table-cell table:number-columns-repeated="14"/>
          <table:table-cell office:value-type="float" office:value="10000" calcext:value-type="float">
            <text:p>10000</text:p>
          </table:table-cell>
          <table:table-cell office:value-type="float" office:value="0.6763" calcext:value-type="float">
            <text:p>0,6763</text:p>
          </table:table-cell>
          <table:table-cell office:value-type="float" office:value="0.6772" calcext:value-type="float">
            <text:p>0,6772</text:p>
          </table:table-cell>
          <table:table-cell table:formula="of:=AVERAGE([.P19:.Q19])" office:value-type="float" office:value="0.67675" calcext:value-type="float">
            <text:p>0,67675</text:p>
          </table:table-cell>
        </table:table-row>
        <table:table-row table:style-name="ro3">
          <table:table-cell table:number-columns-repeated="14"/>
          <table:table-cell office:value-type="float" office:value="60000" calcext:value-type="float">
            <text:p>60000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7096" calcext:value-type="float">
            <text:p>0,7096</text:p>
          </table:table-cell>
          <table:table-cell table:formula="of:=AVERAGE([.P20:.Q20])" office:value-type="float" office:value="0.71235" calcext:value-type="float">
            <text:p>0,71235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982" calcext:value-type="float">
            <text:p>0,1982</text:p>
          </table:table-cell>
          <table:table-cell table:formula="of:=AVERAGE([.B25:.C25])" office:value-type="float" office:value="0.15585" calcext:value-type="float">
            <text:p>0,15585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941" calcext:value-type="float">
            <text:p>0,1941</text:p>
          </table:table-cell>
          <table:table-cell office:value-type="float" office:value="0.1732" calcext:value-type="float">
            <text:p>0,1732</text:p>
          </table:table-cell>
          <table:table-cell table:formula="of:=AVERAGE([.B26:.C26])" office:value-type="float" office:value="0.18365" calcext:value-type="float">
            <text:p>0,18365</text:p>
          </table:table-cell>
          <table:table-cell table:number-columns-repeated="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4618" calcext:value-type="float">
            <text:p>0,4618</text:p>
          </table:table-cell>
          <table:table-cell office:value-type="float" office:value="0.4391" calcext:value-type="float">
            <text:p>0,4391</text:p>
          </table:table-cell>
          <table:table-cell table:formula="of:=AVERAGE([.B27:.C27])" office:value-type="float" office:value="0.45045" calcext:value-type="float">
            <text:p>0,45045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6229" calcext:value-type="float">
            <text:p>0,6229</text:p>
          </table:table-cell>
          <table:table-cell office:value-type="float" office:value="0.5399" calcext:value-type="float">
            <text:p>0,5399</text:p>
          </table:table-cell>
          <table:table-cell table:formula="of:=AVERAGE([.B28:.C28])" office:value-type="float" office:value="0.5814" calcext:value-type="float">
            <text:p>0,5814</text:p>
          </table:table-cell>
          <table:table-cell table:number-columns-repeated="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998" calcext:value-type="float">
            <text:p>0,6998</text:p>
          </table:table-cell>
          <table:table-cell office:value-type="float" office:value="0.6864" calcext:value-type="float">
            <text:p>0,6864</text:p>
          </table:table-cell>
          <table:table-cell table:formula="of:=AVERAGE([.B29:.C29])" office:value-type="float" office:value="0.6931" calcext:value-type="float">
            <text:p>0,6931</text:p>
          </table:table-cell>
          <table:table-cell table:number-columns-repeated="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6755" calcext:value-type="float">
            <text:p>0,6755</text:p>
          </table:table-cell>
          <table:table-cell table:formula="of:=AVERAGE([.B30:.C30])" office:value-type="float" office:value="0.6835" calcext:value-type="float">
            <text:p>0,6835</text:p>
          </table:table-cell>
          <table:table-cell table:number-columns-repeated="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855" calcext:value-type="float">
            <text:p>0,6855</text:p>
          </table:table-cell>
          <table:table-cell office:value-type="float" office:value="0.6902" calcext:value-type="float">
            <text:p>0,6902</text:p>
          </table:table-cell>
          <table:table-cell table:formula="of:=AVERAGE([.B31:.C31])" office:value-type="float" office:value="0.68785" calcext:value-type="float">
            <text:p>0,68785</text:p>
          </table:table-cell>
          <table:table-cell table:number-columns-repeated="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6947" calcext:value-type="float">
            <text:p>0,6947</text:p>
          </table:table-cell>
          <table:table-cell office:value-type="float" office:value="0.6951" calcext:value-type="float">
            <text:p>0,6951</text:p>
          </table:table-cell>
          <table:table-cell table:formula="of:=AVERAGE([.B32:.C32])" office:value-type="float" office:value="0.6949" calcext:value-type="float">
            <text:p>0,6949</text:p>
          </table:table-cell>
          <table:table-cell table:number-columns-repeated="14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7185" calcext:value-type="float">
            <text:p>0,7185</text:p>
          </table:table-cell>
          <table:table-cell office:value-type="float" office:value="0.7157" calcext:value-type="float">
            <text:p>0,7157</text:p>
          </table:table-cell>
          <table:table-cell table:formula="of:=AVERAGE([.B33:.C33])" office:value-type="float" office:value="0.7171" calcext:value-type="float">
            <text:p>0,7171</text:p>
          </table:table-cell>
          <table:table-cell table:number-columns-repeated="14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721" calcext:value-type="float">
            <text:p>0,721</text:p>
          </table:table-cell>
          <table:table-cell office:value-type="float" office:value="0.7177" calcext:value-type="float">
            <text:p>0,7177</text:p>
          </table:table-cell>
          <table:table-cell table:formula="of:=AVERAGE([.B34:.C34])" office:value-type="float" office:value="0.71935" calcext:value-type="float">
            <text:p>0,71935</text:p>
          </table:table-cell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242" calcext:value-type="float">
            <text:p>0,7242</text:p>
          </table:table-cell>
          <table:table-cell office:value-type="float" office:value="0.7187" calcext:value-type="float">
            <text:p>0,7187</text:p>
          </table:table-cell>
          <table:table-cell table:formula="of:=AVERAGE([.B35:.C35])" office:value-type="float" office:value="0.72145" calcext:value-type="float">
            <text:p>0,72145</text:p>
          </table:table-cell>
          <table:table-cell table:number-columns-repeated="14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7302" calcext:value-type="float">
            <text:p>0,7302</text:p>
          </table:table-cell>
          <table:table-cell office:value-type="float" office:value="0.7268" calcext:value-type="float">
            <text:p>0,7268</text:p>
          </table:table-cell>
          <table:table-cell table:formula="of:=AVERAGE([.B36:.C36])" office:value-type="float" office:value="0.7285" calcext:value-type="float">
            <text:p>0,7285</text:p>
          </table:table-cell>
          <table:table-cell table:number-columns-repeated="14"/>
        </table:table-row>
        <table:table-row table:style-name="ro2" table:number-rows-repeated="12">
          <table:table-cell table:number-columns-repeated="18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  <table:table-cell table:number-columns-repeated="14"/>
        </table:table-row>
        <table:table-row table:style-name="ro2">
          <table:table-cell office:value-type="float" office:value="0.8" calcext:value-type="float">
            <text:p>0,8</text:p>
          </table:table-cell>
          <table:table-cell office:value-type="float" office:value="0.098" calcext:value-type="float">
            <text:p>0,098</text:p>
          </table:table-cell>
          <table:table-cell office:value-type="float" office:value="0.1139" calcext:value-type="float">
            <text:p>0,1139</text:p>
          </table:table-cell>
          <table:table-cell table:formula="of:=AVERAGE([.B51:.C51])" office:value-type="float" office:value="0.10595" calcext:value-type="float">
            <text:p>0,10595</text:p>
          </table:table-cell>
          <table:table-cell table:number-columns-repeated="14"/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0.101" calcext:value-type="float">
            <text:p>0,101</text:p>
          </table:table-cell>
          <table:table-cell office:value-type="float" office:value="0.3258" calcext:value-type="float">
            <text:p>0,3258</text:p>
          </table:table-cell>
          <table:table-cell table:formula="of:=AVERAGE([.B52:.C52])" office:value-type="float" office:value="0.2134" calcext:value-type="float">
            <text:p>0,2134</text:p>
          </table:table-cell>
          <table:table-cell table:number-columns-repeated="14"/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0.2126" calcext:value-type="float">
            <text:p>0,2126</text:p>
          </table:table-cell>
          <table:table-cell office:value-type="float" office:value="0.1554" calcext:value-type="float">
            <text:p>0,1554</text:p>
          </table:table-cell>
          <table:table-cell table:formula="of:=AVERAGE([.B53:.C53])" office:value-type="float" office:value="0.184" calcext:value-type="float">
            <text:p>0,184</text:p>
          </table:table-cell>
          <table:table-cell table:number-columns-repeated="14"/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0.367" calcext:value-type="float">
            <text:p>0,367</text:p>
          </table:table-cell>
          <table:table-cell office:value-type="float" office:value="0.1135" calcext:value-type="float">
            <text:p>0,1135</text:p>
          </table:table-cell>
          <table:table-cell table:formula="of:=AVERAGE([.B54:.C54])" office:value-type="float" office:value="0.24025" calcext:value-type="float">
            <text:p>0,24025</text:p>
          </table:table-cell>
          <table:table-cell table:number-columns-repeated="14"/>
        </table:table-row>
        <table:table-row table:style-name="ro2">
          <table:table-cell office:value-type="float" office:value="0.08" calcext:value-type="float">
            <text:p>0,08</text:p>
          </table:table-cell>
          <table:table-cell office:value-type="float" office:value="0.7349" calcext:value-type="float">
            <text:p>0,7349</text:p>
          </table:table-cell>
          <table:table-cell office:value-type="float" office:value="0.7672" calcext:value-type="float">
            <text:p>0,7672</text:p>
          </table:table-cell>
          <table:table-cell table:formula="of:=AVERAGE([.B55:.C55])" office:value-type="float" office:value="0.75105" calcext:value-type="float">
            <text:p>0,75105</text:p>
          </table:table-cell>
          <table:table-cell table:number-columns-repeated="14"/>
        </table:table-row>
        <table:table-row table:style-name="ro2">
          <table:table-cell office:value-type="float" office:value="0.05" calcext:value-type="float">
            <text:p>0,05</text:p>
          </table:table-cell>
          <table:table-cell office:value-type="float" office:value="0.8427" calcext:value-type="float">
            <text:p>0,8427</text:p>
          </table:table-cell>
          <table:table-cell office:value-type="float" office:value="0.7603" calcext:value-type="float">
            <text:p>0,7603</text:p>
          </table:table-cell>
          <table:table-cell table:formula="of:=AVERAGE([.B56:.C56])" office:value-type="float" office:value="0.8015" calcext:value-type="float">
            <text:p>0,8015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0.749" calcext:value-type="float">
            <text:p>0,749</text:p>
          </table:table-cell>
          <table:table-cell office:value-type="float" office:value="0.7453" calcext:value-type="float">
            <text:p>0,7453</text:p>
          </table:table-cell>
          <table:table-cell table:formula="of:=AVERAGE([.B57:.C57])" office:value-type="float" office:value="0.74715" calcext:value-type="float">
            <text:p>0,74715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,008</text:p>
          </table:table-cell>
          <table:table-cell office:value-type="float" office:value="0.7554" calcext:value-type="float">
            <text:p>0,7554</text:p>
          </table:table-cell>
          <table:table-cell office:value-type="float" office:value="0.7376" calcext:value-type="float">
            <text:p>0,7376</text:p>
          </table:table-cell>
          <table:table-cell table:formula="of:=AVERAGE([.B58:.C58])" office:value-type="float" office:value="0.7465" calcext:value-type="float">
            <text:p>0,7465</text:p>
          </table:table-cell>
          <table:table-cell table:number-columns-repeated="14"/>
        </table:table-row>
        <table:table-row table:style-name="ro2">
          <table:table-cell office:value-type="float" office:value="0.005" calcext:value-type="float">
            <text:p>0,005</text:p>
          </table:table-cell>
          <table:table-cell office:value-type="float" office:value="0.7297" calcext:value-type="float">
            <text:p>0,7297</text:p>
          </table:table-cell>
          <table:table-cell office:value-type="float" office:value="0.7325" calcext:value-type="float">
            <text:p>0,7325</text:p>
          </table:table-cell>
          <table:table-cell table:formula="of:=AVERAGE([.B59:.C59])" office:value-type="float" office:value="0.7311" calcext:value-type="float">
            <text:p>0,7311</text:p>
          </table:table-cell>
          <table:table-cell table:number-columns-repeated="14"/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0.7133" calcext:value-type="float">
            <text:p>0,7133</text:p>
          </table:table-cell>
          <table:table-cell office:value-type="float" office:value="0.7138" calcext:value-type="float">
            <text:p>0,7138</text:p>
          </table:table-cell>
          <table:table-cell table:formula="of:=AVERAGE([.B60:.C60])" office:value-type="float" office:value="0.71355" calcext:value-type="float">
            <text:p>0,71355</text:p>
          </table:table-cell>
          <table:table-cell table:number-columns-repeated="14"/>
        </table:table-row>
        <table:table-row table:style-name="ro2">
          <table:table-cell office:value-type="float" office:value="0.0001" calcext:value-type="float">
            <text:p>0,0001</text:p>
          </table:table-cell>
          <table:table-cell office:value-type="float" office:value="0.6426" calcext:value-type="float">
            <text:p>0,6426</text:p>
          </table:table-cell>
          <table:table-cell office:value-type="float" office:value="0.6473" calcext:value-type="float">
            <text:p>0,6473</text:p>
          </table:table-cell>
          <table:table-cell table:formula="of:=AVERAGE([.B61:.C61])" office:value-type="float" office:value="0.64495" calcext:value-type="float">
            <text:p>0,64495</text:p>
          </table:table-cell>
          <table:table-cell table:number-columns-repeated="14"/>
        </table:table-row>
        <table:table-row table:style-name="ro2" table:number-rows-repeated="8">
          <table:table-cell table:number-columns-repeated="18"/>
        </table:table-row>
        <table:table-row table:style-name="ro1">
          <table:table-cell table:style-name="ce1" office:value-type="string" calcext:value-type="string">
            <text:p>Run for pixels values</text:p>
          </table:table-cell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7656" calcext:value-type="float">
            <text:p>0,7656</text:p>
          </table:table-cell>
          <table:table-cell office:value-type="float" office:value="0.7791" calcext:value-type="float">
            <text:p>0,7791</text:p>
          </table:table-cell>
          <table:table-cell table:formula="of:=AVERAGE([.B74:.C74])" office:value-type="float" office:value="0.77235" calcext:value-type="float">
            <text:p>0,77235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.8135" calcext:value-type="float">
            <text:p>0,8135</text:p>
          </table:table-cell>
          <table:table-cell table:formula="of:=AVERAGE([.B75:.C75])" office:value-type="float" office:value="0.8135" calcext:value-type="float">
            <text:p>0,8135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8457" calcext:value-type="float">
            <text:p>0,8457</text:p>
          </table:table-cell>
          <table:table-cell office:value-type="float" office:value="0.844" calcext:value-type="float">
            <text:p>0,844</text:p>
          </table:table-cell>
          <table:table-cell table:formula="of:=AVERAGE([.B76:.C76])" office:value-type="float" office:value="0.84485" calcext:value-type="float">
            <text:p>0,84485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8518" calcext:value-type="float">
            <text:p>0,8518</text:p>
          </table:table-cell>
          <table:table-cell office:value-type="float" office:value="0.8497" calcext:value-type="float">
            <text:p>0,8497</text:p>
          </table:table-cell>
          <table:table-cell table:formula="of:=AVERAGE([.B77:.C77])" office:value-type="float" office:value="0.85075" calcext:value-type="float">
            <text:p>0,85075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,86</text:p>
          </table:table-cell>
          <table:table-cell office:value-type="float" office:value="0.8558" calcext:value-type="float">
            <text:p>0,8558</text:p>
          </table:table-cell>
          <table:table-cell table:formula="of:=AVERAGE([.B78:.C78])" office:value-type="float" office:value="0.8579" calcext:value-type="float">
            <text:p>0,8579</text:p>
          </table:table-cell>
          <table:table-cell table:number-columns-repeated="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89" calcext:value-type="float">
            <text:p>0,8789</text:p>
          </table:table-cell>
          <table:table-cell office:value-type="float" office:value="0.8838" calcext:value-type="float">
            <text:p>0,8838</text:p>
          </table:table-cell>
          <table:table-cell table:formula="of:=AVERAGE([.B79:.C79])" office:value-type="float" office:value="0.88135" calcext:value-type="float">
            <text:p>0,88135</text:p>
          </table:table-cell>
          <table:table-cell table:number-columns-repeated="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03" calcext:value-type="float">
            <text:p>0,903</text:p>
          </table:table-cell>
          <table:table-cell office:value-type="float" office:value="0.9043" calcext:value-type="float">
            <text:p>0,9043</text:p>
          </table:table-cell>
          <table:table-cell table:formula="of:=AVERAGE([.B80:.C80])" office:value-type="float" office:value="0.90365" calcext:value-type="float">
            <text:p>0,90365</text:p>
          </table:table-cell>
          <table:table-cell table:number-columns-repeated="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81:.C81])" office:value-type="float" office:value="0" calcext:value-type="float">
            <text:p>0</text:p>
          </table:table-cell>
          <table:table-cell table:number-columns-repeated="14"/>
        </table:table-row>
        <table:table-row table:style-name="ro2" table:number-rows-repeated="10">
          <table:table-cell table:number-columns-repeated="18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Neuron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  <table:table-cell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817" calcext:value-type="float">
            <text:p>0,1817</text:p>
          </table:table-cell>
          <table:table-cell office:value-type="float" office:value="0.1135" calcext:value-type="float">
            <text:p>0,1135</text:p>
          </table:table-cell>
          <table:table-cell table:formula="of:=AVERAGE([.B94:.C94])" office:value-type="float" office:value="0.1476" calcext:value-type="float">
            <text:p>0,1476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18" calcext:value-type="float">
            <text:p>0,2818</text:p>
          </table:table-cell>
          <table:table-cell office:value-type="float" office:value="0.2074" calcext:value-type="float">
            <text:p>0,2074</text:p>
          </table:table-cell>
          <table:table-cell table:formula="of:=AVERAGE([.B95:.C95])" office:value-type="float" office:value="0.2446" calcext:value-type="float">
            <text:p>0,2446</text:p>
          </table:table-cell>
          <table:table-cell table:number-columns-repeated="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4268" calcext:value-type="float">
            <text:p>0,4268</text:p>
          </table:table-cell>
          <table:table-cell office:value-type="float" office:value="0.5218" calcext:value-type="float">
            <text:p>0,5218</text:p>
          </table:table-cell>
          <table:table-cell table:formula="of:=AVERAGE([.B96:.C96])" office:value-type="float" office:value="0.4743" calcext:value-type="float">
            <text:p>0,4743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7297" calcext:value-type="float">
            <text:p>0,7297</text:p>
          </table:table-cell>
          <table:table-cell office:value-type="float" office:value="0.5197" calcext:value-type="float">
            <text:p>0,5197</text:p>
          </table:table-cell>
          <table:table-cell table:formula="of:=AVERAGE([.B97:.C97])" office:value-type="float" office:value="0.6247" calcext:value-type="float">
            <text:p>0,6247</text:p>
          </table:table-cell>
          <table:table-cell table:number-columns-repeated="1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8733" calcext:value-type="float">
            <text:p>0,8733</text:p>
          </table:table-cell>
          <table:table-cell table:formula="of:=AVERAGE([.B98:.C98])" office:value-type="float" office:value="0.8719" calcext:value-type="float">
            <text:p>0,8719</text:p>
          </table:table-cell>
          <table:table-cell table:number-columns-repeated="1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735" calcext:value-type="float">
            <text:p>0,8735</text:p>
          </table:table-cell>
          <table:table-cell office:value-type="float" office:value="0.8714" calcext:value-type="float">
            <text:p>0,8714</text:p>
          </table:table-cell>
          <table:table-cell table:formula="of:=AVERAGE([.B99:.C99])" office:value-type="float" office:value="0.87245" calcext:value-type="float">
            <text:p>0,87245</text:p>
          </table:table-cell>
          <table:table-cell table:number-columns-repeated="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8694" calcext:value-type="float">
            <text:p>0,8694</text:p>
          </table:table-cell>
          <table:table-cell table:formula="of:=AVERAGE([.B100:.C100])" office:value-type="float" office:value="0.8709" calcext:value-type="float">
            <text:p>0,8709</text:p>
          </table:table-cell>
          <table:table-cell table:number-columns-repeated="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596" calcext:value-type="float">
            <text:p>0,8596</text:p>
          </table:table-cell>
          <table:table-cell table:formula="of:=AVERAGE([.B101:.C101])" office:value-type="float" office:value="0.8584" calcext:value-type="float">
            <text:p>0,8584</text:p>
          </table:table-cell>
          <table:table-cell table:number-columns-repeated="14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8547" calcext:value-type="float">
            <text:p>0,8547</text:p>
          </table:table-cell>
          <table:table-cell office:value-type="float" office:value="0.8535" calcext:value-type="float">
            <text:p>0,8535</text:p>
          </table:table-cell>
          <table:table-cell table:formula="of:=AVERAGE([.B102:.C102])" office:value-type="float" office:value="0.8541" calcext:value-type="float">
            <text:p>0,8541</text:p>
          </table:table-cell>
          <table:table-cell table:number-columns-repeated="14"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2" office:value-type="float" office:value="0.8567" calcext:value-type="float">
            <text:p>0,8567</text:p>
          </table:table-cell>
          <table:table-cell table:formula="of:=AVERAGE([.B103:.C103])" office:value-type="float" office:value="0.8567" calcext:value-type="float">
            <text:p>0,8567</text:p>
          </table:table-cell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number-columns-repeated="2" office:value-type="float" office:value="0.8532" calcext:value-type="float">
            <text:p>0,8532</text:p>
          </table:table-cell>
          <table:table-cell table:formula="of:=AVERAGE([.B104:.C104])" office:value-type="float" office:value="0.8532" calcext:value-type="float">
            <text:p>0,8532</text:p>
          </table:table-cell>
          <table:table-cell table:number-columns-repeated="14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number-columns-repeated="2" office:value-type="float" office:value="0.8523" calcext:value-type="float">
            <text:p>0,8523</text:p>
          </table:table-cell>
          <table:table-cell table:formula="of:=AVERAGE([.B105:.C105])" office:value-type="float" office:value="0.8523" calcext:value-type="float">
            <text:p>0,8523</text:p>
          </table:table-cell>
          <table:table-cell table:number-columns-repeated="14"/>
        </table:table-row>
        <table:table-row table:style-name="ro2" table:number-rows-repeated="12">
          <table:table-cell table:number-columns-repeated="18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/>
          <table:table-cell table:number-columns-repeated="14"/>
        </table:table-row>
        <table:table-row table:style-name="ro2">
          <table:table-cell office:value-type="string" calcext:value-type="string">
            <text:p>Learn. Rat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  <table:table-cell table:number-columns-repeated="14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0:.C120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1:.C121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2:.C122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3:.C123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08" calcext:value-type="float">
            <text:p>0,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4:.C124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5:.C125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6:.C126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7:.C127])" office:value-type="float" office:value="0" calcext:value-type="float">
            <text:p>0</text:p>
          </table:table-cell>
          <table:table-cell table:number-columns-repeated="14"/>
        </table:table-row>
        <table:table-row table:style-name="ro3">
          <table:table-cell office:value-type="float" office:value="0.005" calcext:value-type="float">
            <text:p>0,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8:.C128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29:.C129]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130:.C130])" office:value-type="float" office:value="0" calcext:value-type="float">
            <text:p>0</text:p>
          </table:table-cell>
          <table:table-cell table:number-columns-repeated="14"/>
        </table:table-row>
        <table:table-row table:style-name="ro2" table:number-rows-repeated="8">
          <table:table-cell table:number-columns-repeated="18"/>
        </table:table-row>
        <table:table-row table:style-name="ro2">
          <table:table-cell office:value-type="string" calcext:value-type="string">
            <text:p>Sample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Accuracy</text:p>
          </table:table-cell>
          <table:table-cell table:number-columns-repeated="1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1067" calcext:value-type="float">
            <text:p>0,1067</text:p>
          </table:table-cell>
          <table:table-cell office:value-type="float" office:value="0.1069" calcext:value-type="float">
            <text:p>0,1069</text:p>
          </table:table-cell>
          <table:table-cell table:formula="of:=AVERAGE([.B140:.C140])" office:value-type="float" office:value="0.1068" calcext:value-type="float">
            <text:p>0,1068</text:p>
          </table:table-cell>
          <table:table-cell table:number-columns-repeated="14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009" calcext:value-type="float">
            <text:p>0,1009</text:p>
          </table:table-cell>
          <table:table-cell office:value-type="float" office:value="0.1029" calcext:value-type="float">
            <text:p>0,1029</text:p>
          </table:table-cell>
          <table:table-cell table:formula="of:=AVERAGE([.B141:.C141])" office:value-type="float" office:value="0.1019" calcext:value-type="float">
            <text:p>0,1019</text:p>
          </table:table-cell>
          <table:table-cell table:number-columns-repeated="14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1186" calcext:value-type="float">
            <text:p>0,1186</text:p>
          </table:table-cell>
          <table:table-cell office:value-type="float" office:value="0.1746" calcext:value-type="float">
            <text:p>0,1746</text:p>
          </table:table-cell>
          <table:table-cell table:formula="of:=AVERAGE([.B142:.C142])" office:value-type="float" office:value="0.1466" calcext:value-type="float">
            <text:p>0,1466</text:p>
          </table:table-cell>
          <table:table-cell table:number-columns-repeated="14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654" calcext:value-type="float">
            <text:p>0,1654</text:p>
          </table:table-cell>
          <table:table-cell office:value-type="float" office:value="0.1721" calcext:value-type="float">
            <text:p>0,1721</text:p>
          </table:table-cell>
          <table:table-cell table:formula="of:=AVERAGE([.B143:.C143])" office:value-type="float" office:value="0.16875" calcext:value-type="float">
            <text:p>0,16875</text:p>
          </table:table-cell>
          <table:table-cell table:number-columns-repeated="14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4389" calcext:value-type="float">
            <text:p>0,4389</text:p>
          </table:table-cell>
          <table:table-cell office:value-type="float" office:value="0.4492" calcext:value-type="float">
            <text:p>0,4492</text:p>
          </table:table-cell>
          <table:table-cell table:formula="of:=AVERAGE([.B144:.C144])" office:value-type="float" office:value="0.44405" calcext:value-type="float">
            <text:p>0,44405</text:p>
          </table:table-cell>
          <table:table-cell table:number-columns-repeated="14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6465" calcext:value-type="float">
            <text:p>0,6465</text:p>
          </table:table-cell>
          <table:table-cell office:value-type="float" office:value="0.6269" calcext:value-type="float">
            <text:p>0,6269</text:p>
          </table:table-cell>
          <table:table-cell table:formula="of:=AVERAGE([.B145:.C145])" office:value-type="float" office:value="0.6367" calcext:value-type="float">
            <text:p>0,6367</text:p>
          </table:table-cell>
          <table:table-cell table:number-columns-repeated="14"/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0.8699" calcext:value-type="float">
            <text:p>0,8699</text:p>
          </table:table-cell>
          <table:table-cell office:value-type="float" office:value="0.8785" calcext:value-type="float">
            <text:p>0,8785</text:p>
          </table:table-cell>
          <table:table-cell table:formula="of:=AVERAGE([.B146:.C146])" office:value-type="float" office:value="0.8742" calcext:value-type="float">
            <text:p>0,8742</text:p>
          </table:table-cell>
          <table:table-cell table:number-columns-repeated="14"/>
        </table:table-row>
        <table:table-row table:style-name="ro2" table:number-rows-repeated="6">
          <table:table-cell table:number-columns-repeated="18"/>
        </table:table-row>
        <table:table-row table:style-name="ro3">
          <table:table-cell office:value-type="string" calcext:value-type="string">
            <text:p>10000 samples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pochs</text:p>
          </table:table-cell>
          <table:table-cell office:value-type="string" calcext:value-type="string">
            <text:p>Train set</text:p>
          </table:table-cell>
          <table:table-cell office:value-type="string" calcext:value-type="string">
            <text:p>Test set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1299" calcext:value-type="float">
            <text:p>0,1299</text:p>
          </table:table-cell>
          <table:table-cell office:value-type="float" office:value="0.1552" calcext:value-type="float">
            <text:p>0,1552</text:p>
          </table:table-cell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2033" calcext:value-type="float">
            <text:p>0,2033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188" calcext:value-type="float">
            <text:p>0,2188</text:p>
          </table:table-cell>
          <table:table-cell office:value-type="float" office:value="0.3303" calcext:value-type="float">
            <text:p>0,3303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5756" calcext:value-type="float">
            <text:p>0,5756</text:p>
          </table:table-cell>
          <table:table-cell office:value-type="float" office:value="0.6167" calcext:value-type="float">
            <text:p>0,6167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7836" calcext:value-type="float">
            <text:p>0,7836</text:p>
          </table:table-cell>
          <table:table-cell office:value-type="float" office:value="0.7965" calcext:value-type="float">
            <text:p>0,7965</text:p>
          </table:table-cell>
          <table:table-cell table:number-columns-repeated="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494" calcext:value-type="float">
            <text:p>0,8494</text:p>
          </table:table-cell>
          <table:table-cell office:value-type="float" office:value="0.8626" calcext:value-type="float">
            <text:p>0,8626</text:p>
          </table:table-cell>
          <table:table-cell table:number-columns-repeated="1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873" calcext:value-type="float">
            <text:p>0,8873</text:p>
          </table:table-cell>
          <table:table-cell office:value-type="float" office:value="0.887" calcext:value-type="float">
            <text:p>0,887</text:p>
          </table:table-cell>
          <table:table-cell table:number-columns-repeated="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8991" calcext:value-type="float">
            <text:p>0,8991</text:p>
          </table:table-cell>
          <table:table-cell office:value-type="float" office:value="0.8934" calcext:value-type="float">
            <text:p>0,8934</text:p>
          </table:table-cell>
          <table:table-cell table:number-columns-repeated="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83" calcext:value-type="float">
            <text:p>0,8983</text:p>
          </table:table-cell>
          <table:table-cell table:number-columns-repeated="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913" calcext:value-type="float">
            <text:p>0,913</text:p>
          </table:table-cell>
          <table:table-cell office:value-type="float" office:value="0.8992" calcext:value-type="float">
            <text:p>0,8992</text:p>
          </table:table-cell>
          <table:table-cell table:number-columns-repeated="15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57" calcext:value-type="float">
            <text:p>0,9057</text:p>
          </table:table-cell>
          <table:table-cell table:number-columns-repeated="15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9249" calcext:value-type="float">
            <text:p>0,9249</text:p>
          </table:table-cell>
          <table:table-cell office:value-type="float" office:value="0.9096" calcext:value-type="float">
            <text:p>0,9096</text:p>
          </table:table-cell>
          <table:table-cell table:number-columns-repeated="1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0.9353" calcext:value-type="float">
            <text:p>0,9353</text:p>
          </table:table-cell>
          <table:table-cell office:value-type="float" office:value="0.9091" calcext:value-type="float">
            <text:p>0,9091</text:p>
          </table:table-cell>
          <table:table-cell table:number-columns-repeated="15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439" calcext:value-type="float">
            <text:p>0,9439</text:p>
          </table:table-cell>
          <table:table-cell office:value-type="float" office:value="0.9128" calcext:value-type="float">
            <text:p>0,9128</text:p>
          </table:table-cell>
          <table:table-cell table:number-columns-repeated="15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949" calcext:value-type="float">
            <text:p>0,949</text:p>
          </table:table-cell>
          <table:table-cell office:value-type="float" office:value="0.913" calcext:value-type="float">
            <text:p>0,913</text:p>
          </table:table-cell>
          <table:table-cell table:number-columns-repeated="15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9528" calcext:value-type="float">
            <text:p>0,9528</text:p>
          </table:table-cell>
          <table:table-cell office:value-type="float" office:value="0.9131" calcext:value-type="float">
            <text:p>0,9131</text:p>
          </table:table-cell>
          <table:table-cell table:number-columns-repeated="15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9539" calcext:value-type="float">
            <text:p>0,9539</text:p>
          </table:table-cell>
          <table:table-cell office:value-type="float" office:value="0.909" calcext:value-type="float">
            <text:p>0,909</text:p>
          </table:table-cell>
          <table:table-cell table:number-columns-repeated="15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9618" calcext:value-type="float">
            <text:p>0,9618</text:p>
          </table:table-cell>
          <table:table-cell table:style-name="ce3" office:value-type="float" office:value="0.9096" calcext:value-type="float">
            <text:p>0,9096</text:p>
          </table:table-cell>
          <table:table-cell table:number-columns-repeated="15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0.9661" calcext:value-type="float">
            <text:p>0,9661</text:p>
          </table:table-cell>
          <table:table-cell office:value-type="float" office:value="0.9141" calcext:value-type="float">
            <text:p>0,9141</text:p>
          </table:table-cell>
          <table:table-cell table:number-columns-repeated="15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9674" calcext:value-type="float">
            <text:p>0,9674</text:p>
          </table:table-cell>
          <table:table-cell office:value-type="float" office:value="0.918" calcext:value-type="float">
            <text:p>0,918</text:p>
          </table:table-cell>
          <table:table-cell table:number-columns-repeated="15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9635" calcext:value-type="float">
            <text:p>0,9635</text:p>
          </table:table-cell>
          <table:table-cell office:value-type="float" office:value="0.9078" calcext:value-type="float">
            <text:p>0,907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7:55:11.9766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0:55:24.333214797</meta:creation-date>
    <meta:generator>LibreOffice/4.4.1.2$MacOSX_X86_64 LibreOffice_project/45e2de17089c24a1fa810c8f975a7171ba4cd432</meta:generator>
    <dc:date>2015-05-22T18:24:33.807778000</dc:date>
    <meta:editing-duration>P2DT15H14M24S</meta:editing-duration>
    <meta:editing-cycles>26</meta:editing-cycles>
    <meta:document-statistic meta:table-count="1" meta:cell-count="43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23cm" svg:y="0.316cm" chart:style-name="ch2">
          <text:p>Epochs variation</text:p>
        </chart:title>
        <chart:plot-area chart:style-name="ch3" table:cell-range-address="Sheet1.A5:Sheet1.A12 Sheet1.D4:Sheet1.D12" chart:data-source-has-labels="row" svg:x="1.285cm" svg:y="1.245cm" svg:width="14.395cm" svg:height="6.64cm">
          <chartooo:coordinate-region svg:x="2.208cm" svg:y="1.433cm" svg:width="13.185cm" svg:height="5.828cm"/>
          <chart:axis chart:dimension="x" chart:name="primary-x" chart:style-name="ch4">
            <chart:title svg:x="7.678cm" svg:y="8.065cm" chart:style-name="ch5">
              <text:p>Epochs [n]</text:p>
            </chart:title>
          </chart:axis>
          <chart:axis chart:dimension="y" chart:name="primary-y" chart:style-name="ch4">
            <chart:title svg:x="0.451cm" svg:y="5.544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:Sheet1.D12" chart:label-cell-address="Sheet1.D4:Sheet1.D4" chart:class="chart:scatter">
            <chart:domain table:cell-range-address="Sheet1.A5:Sheet1.A1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5:Sheet1.A12</svg:desc>
                </draw:g>
              </table:table-cell>
              <table:table-cell office:value-type="float" office:value="0.6529">
                <text:p>0.6529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797">
                <text:p>0.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70405">
                <text:p>0.70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7122">
                <text:p>0.7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1285">
                <text:p>0.71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7257">
                <text:p>0.7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73675">
                <text:p>0.73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3">
                <text:p>0.7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24cm" svg:y="0.316cm" chart:style-name="ch2">
          <text:p>Neurons variation</text:p>
        </chart:title>
        <chart:plot-area chart:style-name="ch3" table:cell-range-address="Sheet1.A25:Sheet1.A36 Sheet1.D24:Sheet1.D36" chart:data-source-has-labels="row" svg:x="1.285cm" svg:y="1.245cm" svg:width="14.395cm" svg:height="6.64cm">
          <chartooo:coordinate-region svg:x="2.009cm" svg:y="1.434cm" svg:width="13.283cm" svg:height="5.827cm"/>
          <chart:axis chart:dimension="x" chart:name="primary-x" chart:style-name="ch4">
            <chart:title svg:x="7.603cm" svg:y="8.065cm" chart:style-name="ch5">
              <text:p>Neurons [n]</text:p>
            </chart:title>
          </chart:axis>
          <chart:axis chart:dimension="y" chart:name="primary-y" chart:style-name="ch4">
            <chart:title svg:x="0.451cm" svg:y="5.544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25:Sheet1.D36" chart:label-cell-address="Sheet1.D24:Sheet1.D24" chart:class="chart:scatter">
            <chart:domain table:cell-range-address="Sheet1.A25:Sheet1.A3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5:Sheet1.A36</svg:desc>
                </draw:g>
              </table:table-cell>
              <table:table-cell office:value-type="float" office:value="0.15585">
                <text:p>0.15585</text:p>
                <draw:g>
                  <svg:desc>Sheet1.D25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365">
                <text:p>0.18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5045">
                <text:p>0.4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814">
                <text:p>0.5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931">
                <text:p>0.6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68785">
                <text:p>0.68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6949">
                <text:p>0.6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7171">
                <text:p>0.7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71935">
                <text:p>0.71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72145">
                <text:p>0.7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7285">
                <text:p>0.7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51cm" svg:y="0.316cm" chart:style-name="ch2">
          <text:p>Learning Rate variation</text:p>
        </chart:title>
        <chart:plot-area chart:style-name="ch3" table:cell-range-address="Sheet1.A51:Sheet1.A61 Sheet1.D50:Sheet1.D61" chart:data-source-has-labels="row" svg:x="1.285cm" svg:y="1.245cm" svg:width="14.395cm" svg:height="6.64cm">
          <chartooo:coordinate-region svg:x="2.009cm" svg:y="1.434cm" svg:width="13.433cm" svg:height="5.827cm"/>
          <chart:axis chart:dimension="x" chart:name="primary-x" chart:style-name="ch4">
            <chart:title svg:x="7.155cm" svg:y="8.065cm" chart:style-name="ch5">
              <text:p>Learning Rate [%]</text:p>
            </chart:title>
          </chart:axis>
          <chart:axis chart:dimension="y" chart:name="primary-y" chart:style-name="ch4">
            <chart:title svg:x="0.451cm" svg:y="5.544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51:Sheet1.D61" chart:label-cell-address="Sheet1.D50:Sheet1.D50" chart:class="chart:scatter">
            <chart:domain table:cell-range-address="Sheet1.A51:Sheet1.A6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50:Sheet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51:Sheet1.A61</svg:desc>
                </draw:g>
              </table:table-cell>
              <table:table-cell office:value-type="float" office:value="0.10595">
                <text:p>0.10595</text:p>
                <draw:g>
                  <svg:desc>Sheet1.D51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24025">
                <text:p>0.24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5105">
                <text:p>0.75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8015">
                <text:p>0.8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74715">
                <text:p>0.7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7465">
                <text:p>0.7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">
                <text:p>0.005</text:p>
              </table:table-cell>
              <table:table-cell office:value-type="float" office:value="0.7311">
                <text:p>0.7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71355">
                <text:p>0.71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">
                <text:p>0.0001</text:p>
              </table:table-cell>
              <table:table-cell office:value-type="float" office:value="0.64495">
                <text:p>0.6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24cm" svg:y="0.316cm" chart:style-name="ch2">
          <text:p>Neurons variation</text:p>
        </chart:title>
        <chart:plot-area chart:style-name="ch3" table:cell-range-address="Sheet1.A94:Sheet1.A105 Sheet1.D93:Sheet1.D105" chart:data-source-has-labels="row" svg:x="1.285cm" svg:y="1.245cm" svg:width="14.395cm" svg:height="6.64cm">
          <chartooo:coordinate-region svg:x="2.009cm" svg:y="1.434cm" svg:width="13.283cm" svg:height="5.827cm"/>
          <chart:axis chart:dimension="x" chart:name="primary-x" chart:style-name="ch4">
            <chart:title svg:x="7.603cm" svg:y="8.065cm" chart:style-name="ch5">
              <text:p>Neurons [n]</text:p>
            </chart:title>
          </chart:axis>
          <chart:axis chart:dimension="y" chart:name="primary-y" chart:style-name="ch4">
            <chart:title svg:x="0.451cm" svg:y="5.544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94:Sheet1.D105" chart:label-cell-address="Sheet1.D93:Sheet1.D93" chart:class="chart:scatter">
            <chart:domain table:cell-range-address="Sheet1.A94:Sheet1.A105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93:Sheet1.D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4:Sheet1.A105</svg:desc>
                </draw:g>
              </table:table-cell>
              <table:table-cell office:value-type="float" office:value="0.1476">
                <text:p>0.1476</text:p>
                <draw:g>
                  <svg:desc>Sheet1.D94:Sheet1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46">
                <text:p>0.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743">
                <text:p>0.4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6247">
                <text:p>0.6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8719">
                <text:p>0.87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7245">
                <text:p>0.87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709">
                <text:p>0.8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8584">
                <text:p>0.8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8541">
                <text:p>0.8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8567">
                <text:p>0.8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8532">
                <text:p>0.8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8523">
                <text:p>0.85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1cm" svg:y="0.316cm" chart:style-name="ch2">
          <text:p>Epochs variations</text:p>
        </chart:title>
        <chart:plot-area chart:style-name="ch3" table:cell-range-address="Sheet1.A74:Sheet1.A81 Sheet1.D73:Sheet1.D81" chart:data-source-has-labels="row" svg:x="1.285cm" svg:y="1.245cm" svg:width="14.395cm" svg:height="6.64cm">
          <chartooo:coordinate-region svg:x="2.009cm" svg:y="1.434cm" svg:width="13.383cm" svg:height="5.827cm"/>
          <chart:axis chart:dimension="x" chart:name="primary-x" chart:style-name="ch4">
            <chart:title svg:x="7.678cm" svg:y="8.065cm" chart:style-name="ch5">
              <text:p>Epochs [n]</text:p>
            </chart:title>
          </chart:axis>
          <chart:axis chart:dimension="y" chart:name="primary-y" chart:style-name="ch4">
            <chart:title svg:x="0.451cm" svg:y="5.544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74:Sheet1.D81" chart:label-cell-address="Sheet1.D73:Sheet1.D73" chart:class="chart:scatter">
            <chart:domain table:cell-range-address="Sheet1.A74:Sheet1.A8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73:Sheet1.D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4:Sheet1.A81</svg:desc>
                </draw:g>
              </table:table-cell>
              <table:table-cell office:value-type="float" office:value="0.77235">
                <text:p>0.77235</text:p>
                <draw:g>
                  <svg:desc>Sheet1.D74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35">
                <text:p>0.8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4485">
                <text:p>0.84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5075">
                <text:p>0.85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8579">
                <text:p>0.8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88135">
                <text:p>0.88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90365">
                <text:p>0.9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9cm" svg:y="0.316cm" chart:style-name="ch2">
          <text:p>Samples variation</text:p>
        </chart:title>
        <chart:plot-area chart:style-name="ch3" table:cell-range-address="Sheet1.A140:Sheet1.A146 Sheet1.D139:Sheet1.D146" chart:data-source-has-labels="row" svg:x="1.285cm" svg:y="1.245cm" svg:width="14.395cm" svg:height="6.64cm">
          <chartooo:coordinate-region svg:x="2.009cm" svg:y="1.434cm" svg:width="13.185cm" svg:height="5.827cm"/>
          <chart:axis chart:dimension="x" chart:name="primary-x" chart:style-name="ch4">
            <chart:title svg:x="7.591cm" svg:y="8.065cm" chart:style-name="ch5">
              <text:p>Samples [n]</text:p>
            </chart:title>
          </chart:axis>
          <chart:axis chart:dimension="y" chart:name="primary-y" chart:style-name="ch4">
            <chart:title svg:x="0.451cm" svg:y="5.544cm" chart:style-name="ch6">
              <text:p>Accuracy [%]</text:p>
            </chart:title>
            <chart:grid chart:style-name="ch7" chart:class="major"/>
          </chart:axis>
          <chart:series chart:style-name="ch8" chart:values-cell-range-address="Sheet1.D140:Sheet1.D146" chart:label-cell-address="Sheet1.D139:Sheet1.D139" chart:class="chart:scatter">
            <chart:domain table:cell-range-address="Sheet1.A140:Sheet1.A14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D139:Sheet1.D1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40:Sheet1.A146</svg:desc>
                </draw:g>
              </table:table-cell>
              <table:table-cell office:value-type="float" office:value="0.1068">
                <text:p>0.1068</text:p>
                <draw:g>
                  <svg:desc>Sheet1.D140:Sheet1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466">
                <text:p>0.1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44405">
                <text:p>0.44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6367">
                <text:p>0.6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0.8742">
                <text:p>0.87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83cm" svg:y="0.316cm" chart:style-name="ch2">
          <text:p>Overfitting</text:p>
        </chart:title>
        <chart:legend chart:legend-position="end" svg:x="13.311cm" svg:y="3.975cm" style:legend-expansion="high" chart:style-name="ch3"/>
        <chart:plot-area chart:style-name="ch4" table:cell-range-address="Sheet1.A155:Sheet1.C175 Sheet1.B154:Sheet1.C154" chart:data-source-has-labels="row" svg:x="1.285cm" svg:y="1.245cm" svg:width="11.706cm" svg:height="6.64cm">
          <chartooo:coordinate-region svg:x="2.009cm" svg:y="1.434cm" svg:width="10.594cm" svg:height="5.827cm"/>
          <chart:axis chart:dimension="x" chart:name="primary-x" chart:style-name="ch5">
            <chart:title svg:x="6.334cm" svg:y="8.065cm" chart:style-name="ch6">
              <text:p>Epochs [n]</text:p>
            </chart:title>
          </chart:axis>
          <chart:axis chart:dimension="y" chart:name="primary-y" chart:style-name="ch5">
            <chart:title svg:x="0.451cm" svg:y="5.544cm" chart:style-name="ch7">
              <text:p>Accuracy [%]</text:p>
            </chart:title>
            <chart:grid chart:style-name="ch8" chart:class="major"/>
          </chart:axis>
          <chart:series chart:style-name="ch9" chart:values-cell-range-address="Sheet1.B155:Sheet1.B175" chart:label-cell-address="Sheet1.B154:Sheet1.B154" chart:class="chart:scatter">
            <chart:domain table:cell-range-address="Sheet1.A155:Sheet1.A175"/>
            <chart:data-point chart:repeated="21"/>
          </chart:series>
          <chart:series chart:style-name="ch10" chart:values-cell-range-address="Sheet1.C155:Sheet1.C175" chart:label-cell-address="Sheet1.C154:Sheet1.C154" chart:class="chart:scatte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set</text:p>
                <draw:g>
                  <svg:desc>Sheet1.B154:Sheet1.B154</svg:desc>
                </draw:g>
              </table:table-cell>
              <table:table-cell office:value-type="string">
                <text:p>Test set</text:p>
                <draw:g>
                  <svg:desc>Sheet1.C154:Sheet1.C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5:Sheet1.A175</svg:desc>
                </draw:g>
              </table:table-cell>
              <table:table-cell office:value-type="float" office:value="0.1299">
                <text:p>0.1299</text:p>
                <draw:g>
                  <svg:desc>Sheet1.B155:Sheet1.B175</svg:desc>
                </draw:g>
              </table:table-cell>
              <table:table-cell office:value-type="float" office:value="0.1552">
                <text:p>0.1552</text:p>
                <draw:g>
                  <svg:desc>Sheet1.C155:Sheet1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75">
                <text:p>0.1575</text:p>
              </table:table-cell>
              <table:table-cell office:value-type="float" office:value="0.2033">
                <text:p>0.2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188">
                <text:p>0.2188</text:p>
              </table:table-cell>
              <table:table-cell office:value-type="float" office:value="0.3303">
                <text:p>0.3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756">
                <text:p>0.5756</text:p>
              </table:table-cell>
              <table:table-cell office:value-type="float" office:value="0.6167">
                <text:p>0.6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7836">
                <text:p>0.7836</text:p>
              </table:table-cell>
              <table:table-cell office:value-type="float" office:value="0.7965">
                <text:p>0.7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494">
                <text:p>0.8494</text:p>
              </table:table-cell>
              <table:table-cell office:value-type="float" office:value="0.8626">
                <text:p>0.8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873">
                <text:p>0.8873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0.8991">
                <text:p>0.8991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0.899">
                <text:p>0.899</text:p>
              </table:table-cell>
              <table:table-cell office:value-type="float" office:value="0.8983">
                <text:p>0.8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0.913">
                <text:p>0.913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915">
                <text:p>0.915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0.9249">
                <text:p>0.9249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0.9353">
                <text:p>0.9353</text:p>
              </table:table-cell>
              <table:table-cell office:value-type="float" office:value="0.9091">
                <text:p>0.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">
                <text:p>1000</text:p>
              </table:table-cell>
              <table:table-cell office:value-type="float" office:value="0.9439">
                <text:p>0.9439</text:p>
              </table:table-cell>
              <table:table-cell office:value-type="float" office:value="0.9128">
                <text:p>0.9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0.949">
                <text:p>0.94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0.9528">
                <text:p>0.9528</text:p>
              </table:table-cell>
              <table:table-cell office:value-type="float" office:value="0.9131">
                <text:p>0.9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0">
                <text:p>2500</text:p>
              </table:table-cell>
              <table:table-cell office:value-type="float" office:value="0.9539">
                <text:p>0.953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">
                <text:p>3000</text:p>
              </table:table-cell>
              <table:table-cell office:value-type="float" office:value="0.9618">
                <text:p>0.9618</text:p>
              </table:table-cell>
              <table:table-cell office:value-type="float" office:value="0.9096">
                <text:p>0.9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00">
                <text:p>3500</text:p>
              </table:table-cell>
              <table:table-cell office:value-type="float" office:value="0.9661">
                <text:p>0.9661</text:p>
              </table:table-cell>
              <table:table-cell office:value-type="float" office:value="0.9141">
                <text:p>0.9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0.9674">
                <text:p>0.9674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">
                <text:p>5000</text:p>
              </table:table-cell>
              <table:table-cell office:value-type="float" office:value="0.9635">
                <text:p>0.9635</text:p>
              </table:table-cell>
              <table:table-cell office:value-type="float" office:value="0.9078">
                <text:p>0.90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9cm" svg:y="0.316cm" chart:style-name="ch2">
          <text:p>Samples variation</text:p>
        </chart:title>
        <chart:legend svg:x="11.055cm" svg:y="5.891cm" style:legend-expansion="custom" chartooo:width="3.699cm" chartooo:height="1.05cm" style:legend-expansion-aspect-ratio="3.52285714285714" chart:style-name="ch3"/>
        <chart:plot-area chart:style-name="ch4" table:cell-range-address="Sheet1.O5:Sheet1.O11 Sheet1.R4:Sheet1.R11 Sheet1.R13:Sheet1.R20" chart:data-source-has-labels="row" svg:x="1.285cm" svg:y="1.245cm" svg:width="14.395cm" svg:height="6.64cm">
          <chartooo:coordinate-region svg:x="2.009cm" svg:y="1.434cm" svg:width="13.185cm" svg:height="5.827cm"/>
          <chart:axis chart:dimension="x" chart:name="primary-x" chart:style-name="ch5">
            <chart:title svg:x="7.591cm" svg:y="8.065cm" chart:style-name="ch6">
              <text:p>Samples [n]</text:p>
            </chart:title>
          </chart:axis>
          <chart:axis chart:dimension="y" chart:name="primary-y" chart:style-name="ch5">
            <chart:title svg:x="0.451cm" svg:y="5.544cm" chart:style-name="ch7">
              <text:p>Accuracy [%]</text:p>
            </chart:title>
            <chart:grid chart:style-name="ch8" chart:class="major"/>
          </chart:axis>
          <chart:series chart:style-name="ch9" chart:values-cell-range-address="Sheet1.R5:Sheet1.R11" chart:label-cell-address="Sheet1.R4:Sheet1.R4" chart:class="chart:scatter">
            <chart:domain table:cell-range-address="Sheet1.O5:Sheet1.O11"/>
            <chart:data-point chart:repeated="7"/>
          </chart:series>
          <chart:series chart:style-name="ch10" chart:values-cell-range-address="Sheet1.R14:Sheet1.R20" chart:label-cell-address="Sheet1.R13:Sheet1.R13" chart:class="chart:scatter">
            <chart:domain table:cell-range-address="Sheet1.O14:Sheet1.O2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Accuracy (n25)</text:p>
                <draw:g>
                  <svg:desc>Sheet1.R4:Sheet1.R4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Accuracy (n500)</text:p>
                <draw:g>
                  <svg:desc>Sheet1.R13:Sheet1.R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O5:Sheet1.O11</svg:desc>
                </draw:g>
              </table:table-cell>
              <table:table-cell office:value-type="float" office:value="0.1082">
                <text:p>0.1082</text:p>
                <draw:g>
                  <svg:desc>Sheet1.R5:Sheet1.R11</svg:desc>
                </draw:g>
              </table:table-cell>
              <table:table-cell office:value-type="float" office:value="20">
                <text:p>20</text:p>
                <draw:g>
                  <svg:desc>Sheet1.O14:Sheet1.O20</svg:desc>
                </draw:g>
              </table:table-cell>
              <table:table-cell office:value-type="float" office:value="0.1178">
                <text:p>0.1178</text:p>
                <draw:g>
                  <svg:desc>Sheet1.R14:Sheet1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8185">
                <text:p>0.08185</text:p>
              </table:table-cell>
              <table:table-cell office:value-type="float" office:value="100">
                <text:p>100</text:p>
              </table:table-cell>
              <table:table-cell office:value-type="float" office:value="0.14235">
                <text:p>0.14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1128">
                <text:p>0.1128</text:p>
              </table:table-cell>
              <table:table-cell office:value-type="float" office:value="1000">
                <text:p>1000</text:p>
              </table:table-cell>
              <table:table-cell office:value-type="float" office:value="0.5552">
                <text:p>0.5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527">
                <text:p>0.1527</text:p>
              </table:table-cell>
              <table:table-cell office:value-type="float" office:value="2000">
                <text:p>2000</text:p>
              </table:table-cell>
              <table:table-cell office:value-type="float" office:value="0.58665">
                <text:p>0.58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3226">
                <text:p>0.3226</text:p>
              </table:table-cell>
              <table:table-cell office:value-type="float" office:value="5000">
                <text:p>5000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43165">
                <text:p>0.43165</text:p>
              </table:table-cell>
              <table:table-cell office:value-type="float" office:value="10000">
                <text:p>10000</text:p>
              </table:table-cell>
              <table:table-cell office:value-type="float" office:value="0.67675">
                <text:p>0.67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">
                <text:p>60000</text:p>
              </table:table-cell>
              <table:table-cell office:value-type="float" office:value="0.6826">
                <text:p>0.6826</text:p>
              </table:table-cell>
              <table:table-cell office:value-type="float" office:value="60000">
                <text:p>60000</text:p>
              </table:table-cell>
              <table:table-cell office:value-type="float" office:value="0.71235">
                <text:p>0.712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MacOSX_X86_64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